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c2de" officeooo:paragraph-rsid="005374e3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51238" officeooo:paragraph-rsid="00551238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6c731" officeooo:paragraph-rsid="0056c731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a17cf" officeooo:paragraph-rsid="005a17cf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f135f" officeooo:paragraph-rsid="005f135f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66" officeooo:paragraph-rsid="0060ba66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b7428" officeooo:paragraph-rsid="0060baf5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f5" officeooo:paragraph-rsid="0060baf5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259e0" officeooo:paragraph-rsid="006259e0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01f5a75" officeooo:paragraph-rsid="001f5a75"/>
    </style:style>
    <style:style style:name="P32" style:family="paragraph" style:parent-style-name="Standard">
      <style:text-properties style:font-name="Liberation Serif"/>
    </style:style>
    <style:style style:name="P33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60baf5" officeooo:paragraph-rsid="0060baf5" style:font-weight-asian="bold" style:font-weight-complex="bold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5986e5" officeooo:paragraph-rsid="005986e5" style:font-style-asian="normal" style:font-weight-asian="bold" style:font-style-complex="normal" style:font-weight-complex="bold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986e5" officeooo:paragraph-rsid="005986e5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0baf5" officeooo:paragraph-rsid="0060baf5" style:font-weight-asian="normal" style:font-weight-complex="normal"/>
    </style:style>
    <style:style style:name="P4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5dda8" officeooo:paragraph-rsid="0065dda8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5dda8" officeooo:paragraph-rsid="0066d804" style:font-weight-asian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6d804" officeooo:paragraph-rsid="0066d804" style:font-weight-asian="normal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6d804" officeooo:paragraph-rsid="0067d629" style:font-weight-asian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7d629" officeooo:paragraph-rsid="0067d629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683436" officeooo:paragraph-rsid="00683436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4pt" fo:letter-spacing="normal" fo:font-style="normal" fo:font-weight="bold" officeooo:rsid="0063ba4e" officeooo:paragraph-rsid="0063ba4e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2pt" fo:letter-spacing="normal" fo:font-style="normal" fo:font-weight="normal" officeooo:rsid="0063ba4e" officeooo:paragraph-rsid="0063ba4e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2pt" fo:letter-spacing="normal" fo:font-style="normal" fo:font-weight="normal" officeooo:rsid="0063ba4e" officeooo:paragraph-rsid="006474df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2pt" fo:letter-spacing="normal" fo:font-style="normal" fo:font-weight="normal" officeooo:rsid="006474df" officeooo:paragraph-rsid="006474df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2pt" fo:letter-spacing="normal" fo:font-style="normal" fo:font-weight="normal" officeooo:rsid="006519ce" officeooo:paragraph-rsid="006519ce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font-size="12pt" fo:letter-spacing="normal" fo:font-style="normal" fo:font-weight="normal" officeooo:rsid="0065dda8" officeooo:paragraph-rsid="0065dda8" style:font-size-asian="10.5pt" style:font-weight-asian="normal" style:font-size-complex="12pt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style:style style:name="T8" style:family="text">
      <style:text-properties officeooo:rsid="0053c2de"/>
    </style:style>
    <style:style style:name="T9" style:family="text">
      <style:text-properties officeooo:rsid="0056c73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242729"/>
    </style:style>
    <style:style style:name="T12" style:family="text">
      <style:text-properties fo:color="#242729" style:font-name="Arial" fo:font-size="9.75pt" loext:padding="0cm" loext:border="none"/>
    </style:style>
    <style:style style:name="T13" style:family="text">
      <style:text-properties fo:color="#1e3c52" style:font-name="inherit" fo:font-size="9.75pt" style:text-underline-style="solid" style:text-underline-width="auto" style:text-underline-color="font-color" loext:padding="0cm" loext:border="none"/>
    </style:style>
    <style:style style:name="T14" style:family="text">
      <style:text-properties fo:color="#39739d" style:text-line-through-style="none" style:text-line-through-type="none" style:font-name="Arial" fo:font-size="9.75pt" style:text-underline-style="none" style:text-blinking="false" loext:padding="0cm" loext:border="none"/>
    </style:style>
    <style:style style:name="T15" style:family="text">
      <style:text-properties style:text-line-through-style="none" style:text-line-through-type="none" style:font-name="inherit" fo:font-size="9.75pt" style:text-underline-style="none" style:text-blinking="false" loext:padding="0cm" loext:border="none"/>
    </style:style>
    <style:style style:name="T16" style:family="text">
      <style:text-properties officeooo:rsid="0060baf5"/>
    </style:style>
    <style:style style:name="T17" style:family="text">
      <style:text-properties officeooo:rsid="006259e0"/>
    </style:style>
    <style:style style:name="T18" style:family="text">
      <style:text-properties officeooo:rsid="006474df"/>
    </style:style>
    <style:style style:name="T19" style:family="text">
      <style:text-properties officeooo:rsid="0065dda8"/>
    </style:style>
    <style:style style:name="T20" style:family="text">
      <style:text-properties officeooo:rsid="0067d629"/>
    </style:style>
    <style:style style:name="T21" style:family="text">
      <style:text-properties officeooo:rsid="0068343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isplays</text:p>
      <text:p text:style-name="P31"/>
      <text:list xml:id="list448722742" text:style-name="L1">
        <text:list-header>
          <text:p text:style-name="P39"><text:span text:style-name="T2">36 pin display requires excessive board space and is not viable</text:span><text:span text:style-name="T1">.</text:span></text:p>
        </text:list-header>
      </text:list>
      <text:p text:style-name="P7">Use two 12 pin devices, each with its own ATtiny861 driver<text:span text:style-name="T4">s each</text:span> containing 16 IO pins.</text:p>
      <text:p text:style-name="P7">Slave device: <text:s/>1 reset pin, 2 for the I2C and 1 spare: drives chars 7 to 4</text:p>
      <text:p text:style-name="P7">Master device: 1 reset pin, 2 for the I2C and 1 for the brightness control: drives <text:span text:style-name="T3">chars 3 to 0</text:span></text:p>
      <text:p text:style-name="P7">Brightness control: <text:s/>Double click to increase it, single click to reduce it.</text:p>
      <text:p text:style-name="P7">Control: </text:p>
      <text:p text:style-name="P7"><text:tab/>Master </text:p>
      <text:p text:style-name="P7"><text:tab/><text:tab/>Communicates with UNO to get number in long or double format.</text:p>
      <text:p text:style-name="P7"><text:tab/><text:tab/>Converts the number into characters</text:p>
      <text:p text:style-name="P7"><text:tab/><text:tab/><text:span text:style-name="T3">Illuminates char 7 and sends char 3 to slave</text:span></text:p>
      <text:p text:style-name="P7"><text:tab/><text:tab/><text:span text:style-name="T3">Moves on to chars 6 and 2 etc.</text:span></text:p>
      <text:p text:style-name="P7"><text:tab/><text:span text:style-name="T3">Slave:</text:span></text:p>
      <text:p text:style-name="P7"><text:tab/><text:tab/><text:span text:style-name="T3">Receives digit plus brightness</text:span></text:p>
      <text:p text:style-name="P7"><text:tab/><text:tab/><text:span text:style-name="T3">Illuminates digits starting with 3 then 2 etc.</text:span></text:p>
      <text:p text:style-name="P7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38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38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5">Dig 1 MSB</text:p>
          </table:table-cell>
          <table:table-cell table:style-name="Table1.A2" office:value-type="string">
            <text:p text:style-name="P35">B0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5">Dig 1</text:p>
          </table:table-cell>
          <table:table-cell table:style-name="Table1.A2" office:value-type="string">
            <text:p text:style-name="P35">B5</text:p>
          </table:table-cell>
          <table:table-cell table:style-name="Table1.F2" office:value-type="string">
            <text:p text:style-name="P38">8</text:p>
          </table:table-cell>
        </table:table-row>
        <table:table-row>
          <table:table-cell table:style-name="Table1.A2" office:value-type="string">
            <text:p text:style-name="P35">Dig 2</text:p>
          </table:table-cell>
          <table:table-cell table:style-name="Table1.A2" office:value-type="string">
            <text:p text:style-name="P35">A5</text:p>
          </table:table-cell>
          <table:table-cell table:style-name="Table1.A2" office:value-type="string">
            <text:p text:style-name="P36">13</text:p>
          </table:table-cell>
          <table:table-cell table:style-name="Table1.A2" office:value-type="string">
            <text:p text:style-name="P35">Dig 2</text:p>
          </table:table-cell>
          <table:table-cell table:style-name="Table1.A2" office:value-type="string">
            <text:p text:style-name="P35">B2</text:p>
          </table:table-cell>
          <table:table-cell table:style-name="Table1.F2" office:value-type="string">
            <text:p text:style-name="P38">3</text:p>
          </table:table-cell>
        </table:table-row>
        <table:table-row>
          <table:table-cell table:style-name="Table1.A2" office:value-type="string">
            <text:p text:style-name="P35">Dig 3</text:p>
          </table:table-cell>
          <table:table-cell table:style-name="Table1.A2" office:value-type="string">
            <text:p text:style-name="P35">A6</text:p>
          </table:table-cell>
          <table:table-cell table:style-name="Table1.A2" office:value-type="string">
            <text:p text:style-name="P36">12</text:p>
          </table:table-cell>
          <table:table-cell table:style-name="Table1.A2" office:value-type="string">
            <text:p text:style-name="P35">Dig 3</text:p>
          </table:table-cell>
          <table:table-cell table:style-name="Table1.A2" office:value-type="string">
            <text:p text:style-name="P35">B1</text:p>
          </table:table-cell>
          <table:table-cell table:style-name="Table1.F2" office:value-type="string">
            <text:p text:style-name="P38">2</text:p>
          </table:table-cell>
        </table:table-row>
        <table:table-row>
          <table:table-cell table:style-name="Table1.A2" office:value-type="string">
            <text:p text:style-name="P35">Dig 4</text:p>
          </table:table-cell>
          <table:table-cell table:style-name="Table1.A2" office:value-type="string">
            <text:p text:style-name="P35">B6</text:p>
          </table:table-cell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35">Dig 4 LSB</text:p>
          </table:table-cell>
          <table:table-cell table:style-name="Table1.A2" office:value-type="string">
            <text:p text:style-name="P35">B6</text:p>
          </table:table-cell>
          <table:table-cell table:style-name="Table1.F2" office:value-type="string">
            <text:p text:style-name="P38">9</text:p>
          </table:table-cell>
        </table:table-row>
        <table:table-row>
          <table:table-cell table:style-name="Table1.A2" office:value-type="string">
            <text:p text:style-name="P35">a</text:p>
          </table:table-cell>
          <table:table-cell table:style-name="Table1.A2" office:value-type="string">
            <text:p text:style-name="P35">A3</text:p>
          </table:table-cell>
          <table:table-cell table:style-name="Table1.A2" office:value-type="string">
            <text:p text:style-name="P36">17</text:p>
          </table:table-cell>
          <table:table-cell table:style-name="Table1.A2" office:value-type="string">
            <text:p text:style-name="P35">a</text:p>
          </table:table-cell>
          <table:table-cell table:style-name="Table1.A2" office:value-type="string">
            <text:p text:style-name="P35">B4</text:p>
          </table:table-cell>
          <table:table-cell table:style-name="Table1.F2" office:value-type="string">
            <text:p text:style-name="P38">7</text:p>
          </table:table-cell>
        </table:table-row>
        <table:table-row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35">A7</text:p>
          </table:table-cell>
          <table:table-cell table:style-name="Table1.A2" office:value-type="string">
            <text:p text:style-name="P36">11</text:p>
          </table:table-cell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35">B0</text:p>
          </table:table-cell>
          <table:table-cell table:style-name="Table1.F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35">c</text:p>
          </table:table-cell>
          <table:table-cell table:style-name="Table1.A2" office:value-type="string">
            <text:p text:style-name="P35">B4</text:p>
          </table:table-cell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5">c</text:p>
          </table:table-cell>
          <table:table-cell table:style-name="Table1.A2" office:value-type="string">
            <text:p text:style-name="P35">A6</text:p>
          </table:table-cell>
          <table:table-cell table:style-name="Table1.F2" office:value-type="string">
            <text:p text:style-name="P38">12</text:p>
          </table:table-cell>
        </table:table-row>
        <table:table-row>
          <table:table-cell table:style-name="Table1.A2" office:value-type="string">
            <text:p text:style-name="P35">d</text:p>
          </table:table-cell>
          <table:table-cell table:style-name="Table1.A2" office:value-type="string">
            <text:p text:style-name="P35">B2</text:p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5">d</text:p>
          </table:table-cell>
          <table:table-cell table:style-name="Table1.A2" office:value-type="string">
            <text:p text:style-name="P35">A4</text:p>
          </table:table-cell>
          <table:table-cell table:style-name="Table1.F2" office:value-type="string">
            <text:p text:style-name="P38">14</text:p>
          </table:table-cell>
        </table:table-row>
        <table:table-row>
          <table:table-cell table:style-name="Table1.A2" office:value-type="string">
            <text:p text:style-name="P35">e</text:p>
          </table:table-cell>
          <table:table-cell table:style-name="Table1.A2" office:value-type="string">
            <text:p text:style-name="P35">B1</text:p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5">e</text:p>
          </table:table-cell>
          <table:table-cell table:style-name="Table1.A2" office:value-type="string">
            <text:p text:style-name="P35">A3</text:p>
          </table:table-cell>
          <table:table-cell table:style-name="Table1.F2" office:value-type="string">
            <text:p text:style-name="P38">17</text:p>
          </table:table-cell>
        </table:table-row>
        <table:table-row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35">A4</text:p>
          </table:table-cell>
          <table:table-cell table:style-name="Table1.A2" office:value-type="string">
            <text:p text:style-name="P36">14</text:p>
          </table:table-cell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35">B3</text:p>
          </table:table-cell>
          <table:table-cell table:style-name="Table1.F2" office:value-type="string">
            <text:p text:style-name="P38">4</text:p>
          </table:table-cell>
        </table:table-row>
        <table:table-row>
          <table:table-cell table:style-name="Table1.A2" office:value-type="string">
            <text:p text:style-name="P35">g</text:p>
          </table:table-cell>
          <table:table-cell table:style-name="Table1.A2" office:value-type="string">
            <text:p text:style-name="P35">B5</text:p>
          </table:table-cell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35">g</text:p>
          </table:table-cell>
          <table:table-cell table:style-name="Table1.A2" office:value-type="string">
            <text:p text:style-name="P35">A7</text:p>
          </table:table-cell>
          <table:table-cell table:style-name="Table1.F2" office:value-type="string">
            <text:p text:style-name="P38">11</text:p>
          </table:table-cell>
        </table:table-row>
        <table:table-row>
          <table:table-cell table:style-name="Table1.A2" office:value-type="string">
            <text:p text:style-name="P35">DP</text:p>
          </table:table-cell>
          <table:table-cell table:style-name="Table1.A2" office:value-type="string">
            <text:p text:style-name="P35">B3</text:p>
          </table:table-cell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5">DP</text:p>
          </table:table-cell>
          <table:table-cell table:style-name="Table1.A2" office:value-type="string">
            <text:p text:style-name="P35">A5</text:p>
          </table:table-cell>
          <table:table-cell table:style-name="Table1.F2" office:value-type="string">
            <text:p text:style-name="P38">13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Reset</text:p>
          </table:table-cell>
          <table:table-cell table:style-name="Table1.A2" office:value-type="string">
            <text:p text:style-name="P36">B7</text:p>
          </table:table-cell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DI <text:s/>(SDA)</text:p>
          </table:table-cell>
          <table:table-cell table:style-name="Table1.A2" office:value-type="string">
            <text:p text:style-name="P36">A0</text:p>
          </table:table-cell>
          <table:table-cell table:style-name="Table1.A2" office:value-type="string">
            <text:p text:style-name="P36">20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USCK (SCL)</text:p>
          </table:table-cell>
          <table:table-cell table:style-name="Table1.A2" office:value-type="string">
            <text:p text:style-name="P37">A2</text:p>
          </table:table-cell>
          <table:table-cell table:style-name="Table1.A2" office:value-type="string">
            <text:p text:style-name="P37">18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DO</text:p>
          </table:table-cell>
          <table:table-cell table:style-name="Table1.A2" office:value-type="string">
            <text:p text:style-name="P36">A1</text:p>
          </table:table-cell>
          <table:table-cell table:style-name="Table1.A2" office:value-type="string">
            <text:p text:style-name="P36">19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+5V</text:p>
          </table:table-cell>
          <table:table-cell table:style-name="Table1.A2" office:value-type="string">
            <text:p text:style-name="P37">5,15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0V</text:p>
          </table:table-cell>
          <table:table-cell table:style-name="Table1.A2" office:value-type="string">
            <text:p text:style-name="P37">6, 16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/>
          </table:table-cell>
        </table:table-row>
      </table:table>
      <text:p text:style-name="P8"/>
      <text:list xml:id="list180709628812021" text:continue-numbering="true" text:style-name="L1">
        <text:list-header>
          <text:p text:style-name="P42">IC display interconnections: Selected to minimise board space.</text:p>
        </text:list-header>
      </text:list>
      <text:p text:style-name="P9"><text:soft-page-break/>MUX interrupt</text:p>
      <text:p text:style-name="P10">timer_T0_sub_with_interrupt(T0_delay_<text:span text:style-name="T5">4</text:span>ms);} <text:s/><text:tab/></text:p>
      <text:p text:style-name="P14">8MHz Count from 0x7FFF to 0xFFFF <text:s/>(32768)</text:p>
      <text:p text:style-name="P13">takes 4.096mS and gives flicker free operation for a four digit display.</text:p>
      <text:p text:style-name="P13">Refresh rate 61 per second</text:p>
      <text:p text:style-name="P13"/>
      <text:p text:style-name="P18">The USI<text:tab/>This used timer 1 rather than timer 0.</text:p>
      <text:p text:style-name="P13"/>
      <text:p text:style-name="P13"/>
      <text:p text:style-name="P13"/>
      <text:p text:style-name="P15">Current per segment:</text:p>
      <text:p text:style-name="P15"/>
      <text:p text:style-name="P16">220R<text:tab/></text:p>
      <text:p text:style-name="P15">Digit high level: 4.58V</text:p>
      <text:p text:style-name="P15">Resistor drop 2.32V</text:p>
      <text:p text:style-name="P15">Segment driver low level 0.24</text:p>
      <text:p text:style-name="P15">Diode drop 2.02V</text:p>
      <text:p text:style-name="P16">Calculate 10.5mA</text:p>
      <text:p text:style-name="P16"/>
      <text:p text:style-name="P16">110R</text:p>
      <text:p text:style-name="P16">1.94V across resistor</text:p>
      <text:p text:style-name="P16">Current is <text:span text:style-name="T6">17mA gives negligible extra light</text:span></text:p>
      <text:p text:style-name="P16"/>
      <text:p text:style-name="P16"><text:span text:style-name="T7">Google search on “</text:span>avr usi application notes”</text:p>
      <text:p text:style-name="P19">and get AVR310: Using the USI module as a TWI master</text:p>
      <text:p text:style-name="P19"><text:span text:style-name="T8">AVR311 or </text:span>AVR312: Using the USI Module as a I2C slave</text:p>
      <text:p text:style-name="P19"/>
      <text:p text:style-name="P20">Master implementation code</text:p>
      <text:p text:style-name="P21"><text:span text:style-name="T9">Go to</text:span><text:tab/><text:a xlink:type="simple" xlink:href="http://edge.rit.edu/content/P14254/public/Design/Electronics/Controller/Code/Atmel%20Application%20Notes" text:style-name="Internet_20_link" text:visited-style-name="Visited_20_Internet_20_Link"><text:span text:style-name="T7">http://edge.rit.edu/content/P14254/public/Design/Electronics/Controller/Code/Atmel%20Application%20Notes</text:span></text:a></text:p>
      <text:p text:style-name="P22">Click on<text:tab/>I2C<text:tab/>AVR310<text:tab/>GCC<text:tab/>AVR310 Using the USI module as a TWI master</text:p>
      <text:p text:style-name="P22"/>
      <text:p text:style-name="P22">Save the files<text:tab/><text:tab/>USI_TWI_Master.c<text:tab/>USI_TWI_Master.h<text:tab/>main.c</text:p>
      <text:p text:style-name="P24">Slave SW</text:p>
      <text:p text:style-name="P22"><text:a xlink:type="simple" xlink:href="https://www.microchip.com/wwwAppNotes/AppNotes.aspx?appnote=en591197" text:style-name="Internet_20_link" text:visited-style-name="Visited_20_Internet_20_Link">https://www.microchip.com/wwwAppNotes/AppNotes.aspx?appnote=en591197</text:a></text:p>
      <text:p text:style-name="P22"/>
      <text:p text:style-name="P25">ftoa() subroutines</text:p>
      <text:p text:style-name="P25">See <text:a xlink:type="simple" xlink:href="https://www.geeksforgeeks.org/convert-floating-point-number-string/" text:style-name="Internet_20_link" text:visited-style-name="Visited_20_Internet_20_Link"><text:span text:style-name="T10">https://www.geeksforgeeks.org/convert-floating-point-number-string/</text:span></text:a></text:p>
      <text:p text:style-name="P25"><text:s/>for floating point number to askii subroutines</text:p>
      <text:p text:style-name="P22"/>
      <text:p text:style-name="P26">Splitting Arduino files into multiple ones:</text:p>
      <text:p text:style-name="P26">I find this a bit fraught.</text:p>
      <text:p text:style-name="P26">Propose to stick to my original solution using a resources folder even though Arduino may not be able to open its files.</text:p>
      <text:p text:style-name="P21"><text:span text:style-name="T12">Though the accepted answer works, I feel while the Arduino "IDE" is great for beginners but it doesn't quite scale well beyond a couple of files. I'd highly recommend checking out </text:span><text:a xlink:type="simple" xlink:href="https://platformio.org/" text:style-name="Internet_20_link" text:visited-style-name="Visited_20_Internet_20_Link"><text:span text:style-name="T13">platformio</text:span></text:a><text:span text:style-name="T12"> as it provides much better </text:span><text:soft-page-break/><text:span text:style-name="T12">project management via integration with </text:span><text:a xlink:type="simple" xlink:href="https://atom.io/" text:style-name="Internet_20_link" text:visited-style-name="Visited_20_Internet_20_Link"><text:span text:style-name="T13">atom</text:span></text:a><text:span text:style-name="T12"> and </text:span><text:a xlink:type="simple" xlink:href="https://code.visualstudio.com/" text:style-name="Internet_20_link" text:visited-style-name="Visited_20_Internet_20_Link"><text:span text:style-name="T13">vscode</text:span></text:a><text:span text:style-name="T12">, enables you to work with different frameworks including Arduino for AVR, STM32, ESP8266, ESP32 etc and supports debugging if you have the required hardware.</text:span><text:span text:style-name="T11"> – </text:span><text:a xlink:type="simple" xlink:href="https://arduino.stackexchange.com/users/16898/shreyas-murali" text:style-name="Internet_20_link" text:visited-style-name="Visited_20_Internet_20_Link"><text:span text:style-name="T14">Shreyas Murali</text:span></text:a><text:span text:style-name="T11"> </text:span><text:a xlink:type="simple" xlink:href="https://arduino.stackexchange.com/questions/60656/split-up-arduino-code-into-multiple-files-using-arduino-ide#comment128979_60656" text:style-name="Internet_20_link" text:visited-style-name="Visited_20_Internet_20_Link"><text:span text:style-name="T15">Jan 15 '19 at 19:39</text:span></text:a> </text:p>
      <text:p text:style-name="P17">10</text:p>
      <text:p text:style-name="P15"/>
      <text:p text:style-name="P12"/>
      <text:p text:style-name="P11"/>
      <text:p text:style-name="P3"/>
      <text:p text:style-name="P3"/>
      <text:p text:style-name="P4"/>
      <text:p text:style-name="P6"/>
      <text:p text:style-name="P5"/>
      <text:list xml:id="list180710114276270" text:continue-numbering="true" text:style-name="L1">
        <text:list-header>
          <text:p text:style-name="P41">TWI master operation</text:p>
        </text:list-header>
      </text:list>
      <text:p text:style-name="P30"/>
      <text:p text:style-name="P30">Clock sources:</text:p>
      <text:p text:style-name="P30">T0 interrupt</text:p>
      <text:p text:style-name="P30">USITC the software clock</text:p>
      <text:list xml:id="list180710743394341" text:continue-numbering="true" text:style-name="L1">
        <text:list-header>
          <text:p text:style-name="P43">USITC external clock</text:p>
        </text:list-header>
      </text:list>
      <text:p text:style-name="P23"/>
      <text:p text:style-name="P23">Writing to USITC toggles the level on the USCK/ SCL pin. <text:s/>This signal clocks the slave device.</text:p>
      <text:p text:style-name="P23">It is also used to clock the master shift register containing the data byte</text:p>
      <text:p text:style-name="P5"/>
      <text:p text:style-name="P27">Assume that the open drain outputs invert the signal</text:p>
      <text:p text:style-name="P27"/>
      <text:p text:style-name="P27"/>
      <text:p text:style-name="P27"/>
      <text:p text:style-name="P40">Floating point display test results</text:p>
      <text:p text:style-name="P27"/>
      <text:p text:style-name="P28">Key in 1E30<text:tab/><text:tab/><text:tab/><text:tab/>Get <text:tab/>1.0 <text:s text:c="6"/><text:tab/>E30</text:p>
      <text:p text:style-name="P28">Repeatedly divide by 2 to get<text:tab/><text:tab/>5.0<text:tab/><text:tab/>E29</text:p>
      <text:p text:style-name="P27"><text:s/><text:tab/><text:tab/><text:tab/><text:tab/><text:tab/><text:tab/><text:span text:style-name="T16">2.5<text:tab/><text:tab/>E29</text:span></text:p>
      <text:p text:style-name="P28"><text:tab/><text:tab/><text:tab/><text:tab/><text:tab/><text:tab/>1.25<text:tab/><text:tab/>E29</text:p>
      <text:p text:style-name="P27"><text:tab/><text:tab/><text:tab/><text:tab/><text:tab/><text:tab/><text:span text:style-name="T16">6.25<text:tab/><text:tab/>E28</text:span></text:p>
      <text:p text:style-name="P27"><text:tab/><text:tab/><text:tab/><text:tab/><text:tab/><text:tab/><text:span text:style-name="T16">3.125<text:tab/><text:tab/>E28</text:span></text:p>
      <text:p text:style-name="P27"><text:tab/><text:tab/><text:tab/><text:tab/><text:tab/><text:tab/><text:span text:style-name="T16">1.563<text:tab/><text:tab/>E28</text:span></text:p>
      <text:p text:style-name="P27"><text:tab/><text:tab/><text:tab/><text:tab/><text:tab/><text:tab/><text:span text:style-name="T16">7.813<text:tab/><text:tab/>E27</text:span><text:tab/><text:tab/><text:tab/><text:tab/><text:tab/><text:tab/></text:p>
      <text:p text:style-name="P27"><text:tab/><text:tab/><text:tab/><text:tab/><text:tab/><text:tab/><text:span text:style-name="T17">3.9063<text:tab/><text:tab/>E27</text:span></text:p>
      <text:p text:style-name="P27"><text:tab/><text:tab/><text:tab/><text:tab/><text:tab/><text:tab/><text:span text:style-name="T17">1.5259<text:tab/><text:tab/>E25</text:span></text:p>
      <text:p text:style-name="P27"><text:tab/><text:tab/><text:tab/><text:tab/><text:tab/><text:tab/><text:span text:style-name="T17">1.1921<text:tab/><text:tab/>E23</text:span></text:p>
      <text:p text:style-name="P27"/>
      <text:p text:style-name="P29"/>
      <text:list xml:id="list180709864888778" text:continue-numbering="true" text:style-name="L1">
        <text:list-header>
          <text:p text:style-name="P45"/>
        </text:list-header>
      </text:list>
      <text:p text:style-name="P5"/>
      <text:p text:style-name="P5"/>
      <text:list xml:id="list180708677770995" text:continue-numbering="true" text:style-name="L1">
        <text:list-header>
          <text:p text:style-name="P45"/>
        </text:list-header>
      </text:list>
      <text:p text:style-name="P2"/>
      <text:p text:style-name="P52"><text:soft-page-break/>Floating point display for the UNO</text:p>
      <text:p text:style-name="P52"/>
      <text:p text:style-name="P53">A plug-in pcb assembly has been developed for the UNO that consists of</text:p>
      <text:p text:style-name="P53"><text:tab/>Two four digit 7 segment displays</text:p>
      <text:p text:style-name="P53"><text:tab/>Two ATtiny 861 devices. Device A and B</text:p>
      <text:p text:style-name="P53"><text:tab/>Four push button switches.</text:p>
      <text:p text:style-name="P53"/>
      <text:p text:style-name="P53">Device A </text:p>
      <text:p text:style-name="P53"><text:tab/>Drives the lower four digits of the display</text:p>
      <text:p text:style-name="P53"><text:tab/>Implements a master TWI port</text:p>
      <text:p text:style-name="P53"/>
      <text:p text:style-name="P53">Device B</text:p>
      <text:p text:style-name="P53"><text:tab/>Drives the upper four digits of the display</text:p>
      <text:p text:style-name="P53"><text:tab/>Implements a slave TWI port</text:p>
      <text:p text:style-name="P53"/>
      <text:p text:style-name="P53">The UNO</text:p>
      <text:p text:style-name="P53"><text:tab/>Implements a slave I<text:span text:style-name="T18">2</text:span>C port</text:p>
      <text:p text:style-name="P56"><text:tab/>Has the ability to reset devices A and B.</text:p>
      <text:p text:style-name="P57"><text:tab/>The UNO reset switch resets all three devices</text:p>
      <text:p text:style-name="P53"/>
      <text:p text:style-name="P54">Whenever <text:span text:style-name="T18">the UNO</text:span> has new data to display <text:span text:style-name="T18">it connects itself to the TWI/I2C bus. <text:s/>The master interface which polls the UNO every mS:</text:span></text:p>
      <text:p text:style-name="P54"><text:span text:style-name="T19"><text:tab/>Takes the data</text:span></text:p>
      <text:p text:style-name="P54"><text:span text:style-name="T18"><text:tab/>Converts it to a string if necessary</text:span></text:p>
      <text:p text:style-name="P55"><text:tab/>Displays the lower four digits</text:p>
      <text:p text:style-name="P54"><text:span text:style-name="T18"><text:tab/>Forwards the upper digits to device B</text:span></text:p>
      <text:p text:style-name="P54"/>
      <text:p text:style-name="P55">Four data types are recognised:</text:p>
      <text:p text:style-name="P55"><text:tab/>Floating point strings</text:p>
      <text:p text:style-name="P55"><text:tab/>Integer strings</text:p>
      <text:p text:style-name="P55"><text:tab/>Floating point data</text:p>
      <text:p text:style-name="P55"><text:tab/>Integer data</text:p>
      <text:p text:style-name="P55"/>
      <text:p text:style-name="P55">When device A detects a string it converts it to a numbers and returns the result to the UNO.</text:p>
      <text:p text:style-name="P55">When it detects a number it simply displays it.</text:p>
      <text:p text:style-name="P46"/>
      <text:p text:style-name="P46">One of the push button switches can be used to toggle the intensity between two levels. </text:p>
      <text:p text:style-name="P46"/>
      <text:p text:style-name="P47">A UNO template is provided. <text:s text:c="2"/></text:p>
      <text:p text:style-name="P48">This has been developed to test the display. It includes </text:p>
      <text:p text:style-name="P49"><text:span text:style-name="T20"><text:tab/>UNO_template.ino the </text:span>Arduino <text:span text:style-name="T20">application</text:span></text:p>
      <text:p text:style-name="P49"><text:span text:style-name="T20"><text:tab/>UNO_template.h </text:span>file</text:p>
      <text:p text:style-name="P48"><text:tab/>Askii_subroutines.c file</text:p>
      <text:p text:style-name="P48"><text:tab/>UNO_TWI_subroutines.c file </text:p>
      <text:p text:style-name="P51"><text:tab/>The header file contains a “setup_328_HW” macro which</text:p>
      <text:p text:style-name="P51"><text:soft-page-break/><text:tab/><text:tab/>Initialises the IO</text:p>
      <text:p text:style-name="P51"><text:tab/><text:tab/>Sets up the watchdog</text:p>
      <text:p text:style-name="P51"><text:tab/><text:tab/>Resets the display devices</text:p>
      <text:p text:style-name="P51"><text:tab/><text:tab/>Initialises the UART</text:p>
      <text:p text:style-name="P51"><text:tab/><text:tab/>Sets the UNO address</text:p>
      <text:p text:style-name="P51"><text:tab/><text:tab/>Initialises the display</text:p>
      <text:p text:style-name="P50"/>
      <text:p text:style-name="P50">The Askii subroutines include </text:p>
      <text:p text:style-name="P50"><text:tab/>Num_from_KBD()</text:p>
      <text:p text:style-name="P50"><text:tab/>Float_from_KBD()</text:p>
      <text:p text:style-name="P50"><text:tab/>These enable users to key in numbers from the PC keyboard. <text:s/>Several supporting <text:tab/>subroutines are also included.</text:p>
      <text:p text:style-name="P50"/>
      <text:p text:style-name="P49">UNO_TWI_subroutines <text:span text:style-name="T20">include:</text:span></text:p>
      <text:p text:style-name="P50"><text:tab/>int_string_to_display()</text:p>
      <text:p text:style-name="P50"><text:tab/>float_string_to_display()</text:p>
      <text:p text:style-name="P50"><text:tab/>float_num_to_display()</text:p>
      <text:p text:style-name="P50"><text:tab/>int_num_to_display()</text:p>
      <text:p text:style-name="P51"><text:tab/>The interrupt service routine that responds to to polling from device A.</text:p>
      <text:p text:style-name="P51"><text:tab/>Plus supporting routines.</text:p>
      <text:p text:style-name="P50"/>
      <text:p text:style-name="P47">It is anticipated that user<text:span text:style-name="T21">s would become familiar with the operation of this template and then use it as a basis for their own</text:span> applications. <text:s/><text:span text:style-name="T21">DIY (do it yourself) subroutines have been used to acquire characters from the keyboard and send strings to the PC. <text:s/>These have their Arduino counterparts but may feel unusual to any one whose experience is limited to Arduino. </text:span></text:p>
      <text:p text:style-name="P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1-01-08T18:06:01.151000000</dc:date>
    <meta:editing-duration>PT12H10M53S</meta:editing-duration>
    <meta:editing-cycles>42</meta:editing-cycles>
    <meta:document-statistic meta:table-count="1" meta:image-count="0" meta:object-count="0" meta:page-count="5" meta:paragraph-count="215" meta:word-count="948" meta:character-count="5541" meta:non-whitespace-character-count="4639"/>
  </office:meta>
</office:document-meta>
</file>